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500000043B4BD4FFAFDBB5C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Helvetica Neue', 'PingFang SC', 'Microsoft YaHei', 'Source Han Sans SC', 'Noto Sans CJK SC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CJK SC" fo:font-weight="bold" style:font-name-asian="Noto Sans CJK S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 CJK SC" fo:font-weight="bold" officeooo:paragraph-rsid="0009c969" style:font-name-asian="Noto Sans CJK SC" style:font-weight-asian="bold" style:font-weight-complex="bold"/>
    </style:style>
    <style:style style:name="P3" style:family="paragraph" style:parent-style-name="Standard">
      <style:text-properties style:font-name="Noto Sans CJK SC" fo:font-weight="bold" officeooo:paragraph-rsid="0009c969" style:font-name-asian="Noto Sans CJK SC" style:font-weight-asian="bold" style:font-weight-complex="bold"/>
    </style:style>
    <style:style style:name="P4" style:family="paragraph" style:parent-style-name="Standard">
      <style:text-properties style:font-name="Noto Sans CJK SC" style:font-name-asian="Noto Sans CJK SC"/>
    </style:style>
    <style:style style:name="P5" style:family="paragraph" style:parent-style-name="Standard" style:list-style-name="L1">
      <style:text-properties style:font-name="Noto Sans CJK SC" officeooo:paragraph-rsid="0009c969" style:font-name-asian="Noto Sans CJK SC"/>
    </style:style>
    <style:style style:name="P6" style:family="paragraph" style:parent-style-name="Standard" style:list-style-name="L1">
      <style:text-properties style:font-name="Noto Sans CJK SC" officeooo:paragraph-rsid="0009c969"/>
    </style:style>
    <style:style style:name="P7" style:family="paragraph" style:parent-style-name="Text_20_body">
      <style:text-properties style:font-name="Noto Sans CJK SC" fo:font-size="10.5pt" style:font-name-asian="Noto Sans CJK SC" style:font-size-asian="10.5pt" style:font-size-complex="10.5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Noto Sans CJK SC" fo:font-size="10.5pt" fo:letter-spacing="normal" style:font-name-asian="Noto Sans CJK SC" style:font-size-asian="10.5pt" style:font-size-complex="10.5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Noto Sans CJK SC" fo:font-size="10.5pt" fo:letter-spacing="normal" style:font-name-asian="Noto Sans CJK SC" style:font-size-asian="10.5pt" style:font-style-asian="normal" style:font-weight-asian="normal" style:font-size-complex="10.5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Noto Sans CJK SC" fo:font-size="10.5pt" fo:letter-spacing="normal" fo:font-weight="bold" style:font-name-asian="Noto Sans CJK SC" style:font-size-asian="10.5pt" style:font-style-asian="normal" style:font-weight-asian="bold" style:font-size-complex="10.5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Noto Sans CJK SC" fo:font-size="10.5pt" fo:letter-spacing="normal" fo:font-weight="normal" style:font-name-asian="Noto Sans CJK SC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style:font-name="Noto Sans CJK SC" style:font-name-asian="Noto Sans CJK SC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style:font-name="Noto Sans CJK SC" fo:font-size="10.5pt" style:font-name-asian="Noto Sans CJK SC" style:font-size-asian="10.5pt" style:font-size-complex="10.5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style:font-name="Noto Sans CJK SC" fo:font-size="10.5pt" fo:font-weight="normal" style:font-name-asian="Noto Sans CJK SC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style:font-name="Noto Sans CJK SC" fo:font-size="10.5pt" fo:font-weight="normal" officeooo:paragraph-rsid="000b145c" style:font-name-asian="Noto Sans CJK SC" style:font-size-asian="10.5pt" style:font-weight-asian="normal" style:font-size-complex="10.5pt" style:font-weight-complex="normal"/>
    </style:style>
    <style:style style:name="T1" style:family="text">
      <style:text-properties officeooo:rsid="0009c969"/>
    </style:style>
    <style:style style:name="T2" style:family="text">
      <style:text-properties fo:font-style="normal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style:font-weight-asian="normal"/>
    </style:style>
    <style:style style:name="T5" style:family="text">
      <style:text-properties style:font-style-asian="normal"/>
    </style:style>
    <style:style style:name="T6" style:family="text">
      <style:text-properties style:font-style-asian="normal" style:font-weight-asian="normal"/>
    </style:style>
    <style:style style:name="T7" style:family="text">
      <style:text-properties style:font-weight-asian="normal"/>
    </style:style>
    <style:style style:name="T8" style:family="text">
      <style:text-properties fo:font-variant="normal" fo:text-transform="none" fo:color="#121212" fo:letter-spacing="normal" style:font-style-asian="normal"/>
    </style:style>
    <style:style style:name="T9" style:family="text">
      <style:text-properties fo:font-variant="normal" fo:text-transform="none" fo:color="#121212" fo:letter-spacing="normal" style:font-style-asian="normal" style:font-weight-asian="normal"/>
    </style:style>
    <style:style style:name="T10" style:family="text">
      <style:text-properties fo:font-variant="normal" fo:text-transform="none" fo:color="#121212" fo:letter-spacing="normal" fo:font-style="normal"/>
    </style:style>
    <style:style style:name="T11" style:family="text">
      <style:text-properties fo:font-variant="normal" fo:text-transform="none" fo:color="#121212" fo:letter-spacing="normal" fo:font-style="normal" fo:font-weight="normal"/>
    </style:style>
    <style:style style:name="T12" style:family="text">
      <style:text-properties fo:font-variant="normal" fo:text-transform="none" fo:color="#121212" fo:letter-spacing="normal" fo:font-style="normal" fo:font-weight="normal" style:font-style-asian="normal" style:font-weight-asian="normal"/>
    </style:style>
    <style:style style:name="T13" style:family="text">
      <style:text-properties fo:font-variant="normal" fo:text-transform="none" fo:color="#121212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121212" fo:letter-spacing="normal" fo:font-weight="bold" style:font-style-asian="normal" style:font-weight-asian="bold" style:font-weight-complex="bold"/>
    </style:style>
    <style:style style:name="T15" style:family="text">
      <style:text-properties fo:font-variant="normal" fo:text-transform="none" fo:color="#121212" fo:font-size="10.5pt" fo:letter-spacing="normal" style:font-size-asian="10.5pt" style:font-style-asian="normal" style:font-weight-asian="normal" style:font-size-complex="10.5pt"/>
    </style:style>
    <style:style style:name="T16" style:family="text">
      <style:text-properties fo:font-variant="normal" fo:text-transform="none" fo:color="#121212" fo:font-size="10.5pt" fo:letter-spacing="normal" style:font-size-asian="10.5pt" style:font-style-asian="normal" style:font-size-complex="10.5pt"/>
    </style:style>
    <style:style style:name="T17" style:family="text">
      <style:text-properties fo:font-variant="normal" fo:text-transform="none" fo:color="#121212" fo:font-size="10.5pt" fo:letter-spacing="normal" fo:font-style="normal" fo:font-weight="normal" style:font-size-asian="10.5pt" style:font-size-complex="10.5pt"/>
    </style:style>
    <style:style style:name="T18" style:family="text">
      <style:text-properties fo:font-variant="normal" fo:text-transform="none" fo:color="#121212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121212" fo:font-size="10.5pt" fo:letter-spacing="normal" fo:font-weight="normal" style:font-size-asian="10.5pt" style:font-style-asian="normal" style:font-weight-asian="normal" style:font-size-complex="10.5pt" style:font-weight-complex="normal"/>
    </style:style>
    <style:style style:name="T20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/>
    </style:style>
    <style:style style:name="T21" style:family="text">
      <style:text-properties style:font-name-asian="Noto Sans CJK S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【Home<text:span text:style-name="T1">1</text:span>】</text:p>
      <text:p text:style-name="P3"><text:span text:style-name="T1">1、查找你们能够看到的移动开发都是怎么做出来的？</text:span></text:p>
      <text:p text:style-name="P4">答：首先一款软件产品，设计的人员有<text:span text:style-name="T15">产品经理、</text:span><text:span text:style-name="T17">ui</text:span><text:span text:style-name="T15">设计师、前端开发、后端开发、测试等人员参与；其次开发流程主要分为三个阶段：需求阶段、研发阶段、发布阶段；</text:span></text:p>
      <text:p text:style-name="P1"><text:span text:style-name="T16">需求阶段：</text:span></text:p>
      <text:p text:style-name="P7"><text:span text:style-name="T12">1</text:span><text:span text:style-name="T9">、需求讨论：产品经理与客户沟通，做什么功能，怎么做，包括：开发类型、需要开发的平台、具体的产品功能需求、具体的产品设计需求、项目期望完成时间、开发预算，通过反复调研、讨论、输出交互方案。</text:span></text:p>
      <text:p text:style-name="P13"><text:span text:style-name="T11">2</text:span><text:span text:style-name="T9">、需求评估：产品在输出交互方案后找相应的开发讨论需求方案是否可行，包括功能需求技术难度、评估设计需求可行性与体验评估、项目预期完成时间、实际开发费用。</text:span></text:p>
      <text:p text:style-name="P8"><text:span text:style-name="T3">3</text:span><text:span text:style-name="T6">、项目技术开发与视觉规划。项目开始各个部门就开始项目的碰头会议，设计部门开始设计</text:span><text:span text:style-name="T3">UI</text:span><text:span text:style-name="T6">（产品界面）和</text:span><text:span text:style-name="T3">UE</text:span><text:span text:style-name="T6">（用户体验），针对产品开展创意设计，形成初步的效果图，经过首次客户的确认。</text:span></text:p>
      <text:p text:style-name="P9">再根据交流的具体结果进行二次修改，最终与客户确认高保真视觉图，开始进入研发阶段。</text:p>
      <text:p text:style-name="P10">研发阶段<text:span text:style-name="T7">：</text:span></text:p>
      <text:p text:style-name="P10"><text:span text:style-name="T4">1</text:span><text:span text:style-name="T7">、项目启动：开发根据产品需求文档进行需求评审，评估出研发周期、提测时间、预发布时间点、正式发布时间点。</text:span></text:p>
      <text:p text:style-name="P13"><text:span text:style-name="T11">2</text:span><text:span text:style-name="T9">、程序开发流程：前端开发——程序开发——接口对接——第三方接入（支付宝等）——定期项目会议沟通和管控项目开发进展——开发预算审计。</text:span></text:p>
      <text:p text:style-name="P13"><text:span text:style-name="T11">3</text:span><text:span text:style-name="T9">、程序测试：产品面向的平台多机型同步测试，包括：</text:span><text:span text:style-name="T11">App</text:span><text:span text:style-name="T9">内容测试、</text:span><text:span text:style-name="T11">App</text:span><text:span text:style-name="T9">性能测试、</text:span><text:span text:style-name="T11">App</text:span><text:span text:style-name="T9">功能测试、</text:span><text:span text:style-name="T11">App</text:span><text:span text:style-name="T9">视觉测试，对</text:span><text:span text:style-name="T11">BUG</text:span><text:span text:style-name="T9">调试修复。测试合格，确认没有</text:span><text:span text:style-name="T11">bug</text:span><text:span text:style-name="T9">后与客户进行沟通，开始验收。由客户进行测试，提出修改意见。</text:span></text:p>
      <text:p text:style-name="P10">发布阶段：</text:p>
      <text:p text:style-name="P14"><text:span text:style-name="T8">在上线发布前就需要提前准备好以下一些资料。</text:span></text:p>
      <text:p text:style-name="P14"><text:span text:style-name="T8">　　苹果的</text:span><text:span text:style-name="T10">APPstore</text:span><text:span text:style-name="T8">审核一个应用需要一周左右时间，所以如果是计划上规定上线时间的项目，开发测试一定要提前半个月完成，以给上线审核预留时间。安卓各市场一般审核较快，普遍在</text:span><text:span text:style-name="T10">3</text:span><text:span text:style-name="T8">天左右即可。</text:span></text:p>
      <text:p text:style-name="P14"><text:span text:style-name="T8">　　上线所需资料与注意事项：</text:span></text:p>
      <text:p text:style-name="P14"><text:span text:style-name="T8">　　</text:span><text:span text:style-name="T14">（一）申请成为开发者</text:span></text:p>
      <text:p text:style-name="P14"><text:span text:style-name="T8">　　</text:span><text:span text:style-name="T10">1.</text:span><text:span text:style-name="T8">公司开发者上传营业执照扫描件（已年检）</text:span></text:p>
      <text:p text:style-name="P14"><text:span text:style-name="T8">　　</text:span><text:span text:style-name="T10">2.</text:span><text:span text:style-name="T8">个人开发者上传个人有效身份证的正反两面扫描件</text:span></text:p>
      <text:p text:style-name="P14"><text:span text:style-name="T8">　　</text:span><text:span text:style-name="T10">3.</text:span><text:span text:style-name="T8">所有上传证明材料必须真实有效；</text:span></text:p>
      <text:p text:style-name="P14"><text:span text:style-name="T8">　　</text:span><text:span text:style-name="T10">4.</text:span><text:span text:style-name="T8">开发者提供的联系人，联系电话将作为手机应用市场与开发者联系的渠道，需真实有效</text:span></text:p>
      <text:p text:style-name="P14"><text:span text:style-name="T8">　　</text:span><text:span text:style-name="T14">（二）上传软件资料注意事项</text:span></text:p>
      <text:p text:style-name="P11"><text:span text:style-name="T5">　　</text:span><text:span text:style-name="T2">1.</text:span><text:span text:style-name="T5">软件名称、文字介绍及截图不能违反国家相关规则；</text:span></text:p>
      <text:p text:style-name="P15"><text:span text:style-name="T8">　　</text:span><text:span text:style-name="T10">2.</text:span><text:span text:style-name="T8">软件介绍里有网址的，必须与软件开发者或者内容相关，不得有其他无关内容</text:span></text:p>
      <text:p text:style-name="P14"><text:soft-page-break/><text:span text:style-name="T8">　　</text:span><text:span text:style-name="T10">3.</text:span><text:span text:style-name="T8">软件图标、截图必须来源于上传软件且内容清晰，与当前版本对应</text:span></text:p>
      <text:p text:style-name="P14"><text:span text:style-name="T8">　　</text:span><text:span text:style-name="T14">（三）</text:span><text:span text:style-name="T13">app</text:span><text:span text:style-name="T14">发布流程中需注意：</text:span></text:p>
      <text:p text:style-name="P14"><text:span text:style-name="T8">　　</text:span><text:span text:style-name="T10">1.</text:span><text:span text:style-name="T8">确保软件能正常安装、使用、卸载，保证良好的用户体验</text:span></text:p>
      <text:p text:style-name="P14"><text:span text:style-name="T8">　　</text:span><text:span text:style-name="T10">2.</text:span><text:span text:style-name="T8">不得抄袭，如有侵权行为则不会通过审核、已经上线软件将立即下架</text:span></text:p>
      <text:p text:style-name="P14"><text:span text:style-name="T8">　　</text:span><text:span text:style-name="T10">3.</text:span><text:span text:style-name="T8">不违反国家相关规则；</text:span></text:p>
      <text:p text:style-name="P14"><text:span text:style-name="T8">　　</text:span><text:span text:style-name="T10">4.</text:span><text:span text:style-name="T8">如软件有收费内容，必须给用户以明确的提示</text:span></text:p>
      <text:p text:style-name="P14"><text:span text:style-name="T8">　　</text:span><text:span text:style-name="T10">5.</text:span><text:span text:style-name="T8">如软件含有内置</text:span><text:span text:style-name="T10">SDK</text:span><text:span text:style-name="T8">（软件开发工具包），须不含违反国家相关法律的信息；</text:span></text:p>
      <text:p text:style-name="P14"><text:span text:style-name="T8">　　</text:span><text:span text:style-name="T14">（四）手机</text:span><text:span text:style-name="T13">App</text:span><text:span text:style-name="T14">应用上线发布</text:span></text:p>
      <text:p text:style-name="P14"><text:span text:style-name="T8">　　</text:span><text:span text:style-name="T10">1</text:span><text:span text:style-name="T8">、</text:span><text:span text:style-name="T10">Appstore</text:span><text:span text:style-name="T8">发布</text:span></text:p>
      <text:p text:style-name="P14"><text:span text:style-name="T8">　　</text:span><text:span text:style-name="T10">2</text:span><text:span text:style-name="T8">、主流安卓市场发布</text:span></text:p>
      <text:p text:style-name="P14"><text:span text:style-name="T8">　　</text:span><text:span text:style-name="T10">3</text:span><text:span text:style-name="T8">、</text:span><text:span text:style-name="T10">App</text:span><text:span text:style-name="T8">下载页（</text:span><text:span text:style-name="T10">web/wap</text:span><text:span text:style-name="T8">）发布</text:span></text:p>
      <text:p text:style-name="P14"><text:span text:style-name="T8">　　</text:span><text:span text:style-name="T10">4</text:span><text:span text:style-name="T8">、二维码生成</text:span></text:p>
      <text:p text:style-name="P12"><text:span text:style-name="T19">　　</text:span><text:span text:style-name="T18">5</text:span><text:span text:style-name="T19">、</text:span><text:span text:style-name="T18">App</text:span><text:span text:style-name="T19">应用手册</text:span></text:p>
      <text:p text:style-name="P12"><text:span text:style-name="T19">参考网页：https://zhuanlan.zhihu.com/p/66111138</text:span></text:p>
      <text:p text:style-name="P3">【轻颜相机】- 美颜相机</text:p>
      <text:list xml:id="list242277231" text:style-name="L1">
        <text:list-item>
          <text:p text:style-name="P5">分别使用了什么语言？</text:p>
          <text:p text:style-name="P6"><text:span text:style-name="T21">开发：Java、</text:span><text:span text:style-name="T20">Kotlin</text:span></text:p>
          <text:p text:style-name="P6"><text:span text:style-name="T20">算法：AI图像处理算法（Python）</text:span></text:p>
        </text:list-item>
        <text:list-item>
          <text:p text:style-name="P5">用了哪些标准化的IDE工具？</text:p>
          <text:p text:style-name="P5">Android Studio、IDEA</text:p>
        </text:list-item>
        <text:list-item>
          <text:p text:style-name="P5">开发时用的软件、平台或者资源有哪些？</text:p>
          <text:p text:style-name="P5">PS、美颜算法SDK等</text:p>
        </text:list-item>
        <text:list-item>
          <text:p text:style-name="P5">软件怎么更新的？</text:p>
          <text:p text:style-name="P5"><draw:frame draw:style-name="fr1" draw:name="图像1" text:anchor-type="paragraph" svg:x="0.473cm" svg:y="0.732cm" svg:width="16.365cm" svg:height="0.734cm" draw:z-index="0"><draw:image xlink:href="Pictures/10000000000005D500000043B4BD4FFAFDBB5C03.png" xlink:type="simple" xlink:show="embed" xlink:actuate="onLoad" loext:mime-type="image/x-vclgraphic"/></draw:frame>软件内部有提醒更新。</text:p>
        </text:list-item>
        <text:list-item>
          <text:p text:style-name="P5">这些不同的软件的体验怎样？</text:p>
          <text:p text:style-name="P5">相对于不同的美颜相机软件来说，主体功能都差不多，不同主要体现在功能的性能、用户的体验、界面的布局方面。</text:p>
        </text:list-item>
        <text:list-item>
          <text:p text:style-name="P5">美观度如何？</text:p>
          <text:p text:style-name="P5">【美颜相机】界面布局相对简洁，把主体功能突出了出来，用户体验感比较好；</text:p>
        </text:list-item>
        <text:list-item>
          <text:p text:style-name="P5">可用性如何？</text:p>
          <text:p text:style-name="P5">美颜相机比较适用于女生，实用性比较广；</text:p>
        </text:list-item>
        <text:list-item>
          <text:p text:style-name="P5">喜欢使用吗？</text:p>
          <text:p text:style-name="P5">喜欢</text:p>
        </text:list-item>
        <text:list-item>
          <text:p text:style-name="P5">是否有盈利模式呢？</text:p>
          <text:p text:style-name="P5"><text:soft-page-break/>有，APP里面有不同的滤镜和美颜主题，有些主题是需要花钱购买或者充值VIP才能用的，同时里面还有一些广告插入。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Helvetica Neue', 'PingFang SC', 'Microsoft YaHei', 'Source Han Sans SC', 'Noto Sans CJK SC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0:34:13.113245303</meta:creation-date>
    <dc:date>2021-08-31T11:07:49.926307478</dc:date>
    <meta:editing-duration>PT6S</meta:editing-duration>
    <meta:editing-cycles>1</meta:editing-cycles>
    <meta:document-statistic meta:table-count="0" meta:image-count="1" meta:object-count="0" meta:page-count="3" meta:paragraph-count="58" meta:word-count="1446" meta:character-count="1647" meta:non-whitespace-character-count="1599"/>
    <meta:generator>LibreOffice/6.0.7.3$Linux_X86_64 LibreOffice_project/00m0$Build-3</meta:generator>
  </office:meta>
</office:document-meta>
</file>